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Key length</text:p>
          </table:table-cell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table:number-columns-repeated="18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Plain tex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Cipher text</text:p>
          </table:table-cell>
          <table:table-cell table:style-name="ce1" table:formula="of:=IF(AND([.B4] &lt;&gt; &quot;&quot;; INDEX([.$B$2:.$Z$2]; 1; MOD(COLUMN()-2; [.$B$1]) + 1) &lt;&gt; &quot;&quot;); CHAR(MOD(CODE([.B4]) + CODE(INDEX([.$B$2:.$Z$2]; 1; MOD(COLUMN()-2; [.$B$1]) + 1)) - 2 * CODE(&quot;A&quot;); 26) + CODE(&quot;A&quot;)); &quot;&quot;)" office:value-type="string" office:string-value="U" calcext:value-type="string">
            <text:p>U</text:p>
          </table:table-cell>
          <table:table-cell table:style-name="ce1" table:formula="of:=IF(AND([.C4] &lt;&gt; &quot;&quot;; INDEX([.$B$2:.$Z$2]; 1; MOD(COLUMN()-2; [.$B$1]) + 1) &lt;&gt; &quot;&quot;); CHAR(MOD(CODE([.C4]) + CODE(INDEX([.$B$2:.$Z$2]; 1; MOD(COLUMN()-2; [.$B$1]) + 1)) - 2 * CODE(&quot;A&quot;); 26) + CODE(&quot;A&quot;)); &quot;&quot;)" office:value-type="string" office:string-value="P" calcext:value-type="string">
            <text:p>P</text:p>
          </table:table-cell>
          <table:table-cell table:style-name="ce1" table:formula="of:=IF(AND([.D4] &lt;&gt; &quot;&quot;; INDEX([.$B$2:.$Z$2]; 1; MOD(COLUMN()-2; [.$B$1]) + 1) &lt;&gt; &quot;&quot;); CHAR(MOD(CODE([.D4]) + CODE(INDEX([.$B$2:.$Z$2]; 1; MOD(COLUMN()-2; [.$B$1]) + 1)) - 2 * CODE(&quot;A&quot;); 26) + CODE(&quot;A&quot;)); &quot;&quot;)" office:value-type="string" office:string-value="C" calcext:value-type="string">
            <text:p>C</text:p>
          </table:table-cell>
          <table:table-cell table:style-name="ce1" table:formula="of:=IF(AND([.E4] &lt;&gt; &quot;&quot;; INDEX([.$B$2:.$Z$2]; 1; MOD(COLUMN()-2; [.$B$1]) + 1) &lt;&gt; &quot;&quot;); CHAR(MOD(CODE([.E4]) + CODE(INDEX([.$B$2:.$Z$2]; 1; MOD(COLUMN()-2; [.$B$1]) + 1)) - 2 * CODE(&quot;A&quot;); 26) + CODE(&quot;A&quot;)); &quot;&quot;)" office:value-type="string" office:string-value="J" calcext:value-type="string">
            <text:p>J</text:p>
          </table:table-cell>
          <table:table-cell table:style-name="ce1" table:formula="of:=IF(AND([.F4] &lt;&gt; &quot;&quot;; INDEX([.$B$2:.$Z$2]; 1; MOD(COLUMN()-2; [.$B$1]) + 1) &lt;&gt; &quot;&quot;); CHAR(MOD(CODE([.F4]) + CODE(INDEX([.$B$2:.$Z$2]; 1; MOD(COLUMN()-2; [.$B$1]) + 1)) - 2 * CODE(&quot;A&quot;); 26) + CODE(&quot;A&quot;)); &quot;&quot;)" office:value-type="string" office:string-value="W" calcext:value-type="string">
            <text:p>W</text:p>
          </table:table-cell>
          <table:table-cell table:style-name="ce1" table:formula="of:=IF(AND([.G4] &lt;&gt; &quot;&quot;; INDEX([.$B$2:.$Z$2]; 1; MOD(COLUMN()-2; [.$B$1]) + 1) &lt;&gt; &quot;&quot;); CHAR(MOD(CODE([.G4]) + CODE(INDEX([.$B$2:.$Z$2]; 1; MOD(COLUMN()-2; [.$B$1]) + 1)) - 2 * CODE(&quot;A&quot;); 26) + CODE(&quot;A&quot;)); &quot;&quot;)" office:value-type="string" office:string-value="Y" calcext:value-type="string">
            <text:p>Y</text:p>
          </table:table-cell>
          <table:table-cell table:style-name="ce1" table:formula="of:=IF(AND([.H4] &lt;&gt; &quot;&quot;; INDEX([.$B$2:.$Z$2]; 1; MOD(COLUMN()-2; [.$B$1]) + 1) &lt;&gt; &quot;&quot;); CHAR(MOD(CODE([.H4]) + CODE(INDEX([.$B$2:.$Z$2]; 1; MOD(COLUMN()-2; [.$B$1]) + 1)) - 2 * CODE(&quot;A&quot;); 26) + CODE(&quot;A&quot;)); &quot;&quot;)" office:value-type="string" office:string-value="J" calcext:value-type="string">
            <text:p>J</text:p>
          </table:table-cell>
          <table:table-cell table:style-name="ce1" table:formula="of:=IF(AND([.I4] &lt;&gt; &quot;&quot;; INDEX([.$B$2:.$Z$2]; 1; MOD(COLUMN()-2; [.$B$1]) + 1) &lt;&gt; &quot;&quot;); CHAR(MOD(CODE([.I4]) + CODE(INDEX([.$B$2:.$Z$2]; 1; MOD(COLUMN()-2; [.$B$1]) + 1)) - 2 * CODE(&quot;A&quot;); 26) + CODE(&quot;A&quot;)); &quot;&quot;)" office:value-type="string" office:string-value="S" calcext:value-type="string">
            <text:p>S</text:p>
          </table:table-cell>
          <table:table-cell table:style-name="ce1" table:formula="of:=IF(AND([.J4] &lt;&gt; &quot;&quot;; INDEX([.$B$2:.$Z$2]; 1; MOD(COLUMN()-2; [.$B$1]) + 1) &lt;&gt; &quot;&quot;); CHAR(MOD(CODE([.J4]) + CODE(INDEX([.$B$2:.$Z$2]; 1; MOD(COLUMN()-2; [.$B$1]) + 1)) - 2 * CODE(&quot;A&quot;); 26) + CODE(&quot;A&quot;)); &quot;&quot;)" office:value-type="string" office:string-value="O" calcext:value-type="string">
            <text:p>O</text:p>
          </table:table-cell>
          <table:table-cell table:style-name="ce1" table:formula="of:=IF(AND([.K4] &lt;&gt; &quot;&quot;; INDEX([.$B$2:.$Z$2]; 1; MOD(COLUMN()-2; [.$B$1]) + 1) &lt;&gt; &quot;&quot;); CHAR(MOD(CODE([.K4]) + CODE(INDEX([.$B$2:.$Z$2]; 1; MOD(COLUMN()-2; [.$B$1]) + 1)) - 2 * CODE(&quot;A&quot;); 26) + CODE(&quot;A&quot;)); &quot;&quot;)" office:value-type="string" office:string-value="F" calcext:value-type="string">
            <text:p>F</text:p>
          </table:table-cell>
          <table:table-cell table:style-name="ce1" table:formula="of:=IF(AND([.L4] &lt;&gt; &quot;&quot;; INDEX([.$B$2:.$Z$2]; 1; MOD(COLUMN()-2; [.$B$1]) + 1) &lt;&gt; &quot;&quot;); CHAR(MOD(CODE([.L4]) + CODE(INDEX([.$B$2:.$Z$2]; 1; MOD(COLUMN()-2; [.$B$1]) + 1)) - 2 * CODE(&quot;A&quot;); 26) + CODE(&quot;A&quot;)); &quot;&quot;)" office:value-type="string" office:string-value="R" calcext:value-type="string">
            <text:p>R</text:p>
          </table:table-cell>
          <table:table-cell table:style-name="ce1" table:formula="of:=IF(AND([.M4] &lt;&gt; &quot;&quot;; INDEX([.$B$2:.$Z$2]; 1; MOD(COLUMN()-2; [.$B$1]) + 1) &lt;&gt; &quot;&quot;); CHAR(MOD(CODE([.M4]) + CODE(INDEX([.$B$2:.$Z$2]; 1; MOD(COLUMN()-2; [.$B$1]) + 1)) - 2 * CODE(&quot;A&quot;); 26) + CODE(&quot;A&quot;)); &quot;&quot;)" office:value-type="string" office:string-value="X" calcext:value-type="string">
            <text:p>X</text:p>
          </table:table-cell>
          <table:table-cell table:style-name="ce1" table:formula="of:=IF(AND([.N4] &lt;&gt; &quot;&quot;; INDEX([.$B$2:.$Z$2]; 1; MOD(COLUMN()-2; [.$B$1]) + 1) &lt;&gt; &quot;&quot;); CHAR(MOD(CODE([.N4]) + CODE(INDEX([.$B$2:.$Z$2]; 1; MOD(COLUMN()-2; [.$B$1]) + 1)) - 2 * CODE(&quot;A&quot;); 26) + CODE(&quot;A&quot;)); &quot;&quot;)" office:value-type="string" office:string-value="L" calcext:value-type="string">
            <text:p>L</text:p>
          </table:table-cell>
          <table:table-cell table:style-name="ce1" table:formula="of:=IF(AND([.O4] &lt;&gt; &quot;&quot;; INDEX([.$B$2:.$Z$2]; 1; MOD(COLUMN()-2; [.$B$1]) + 1) &lt;&gt; &quot;&quot;); CHAR(MOD(CODE([.O4]) + CODE(INDEX([.$B$2:.$Z$2]; 1; MOD(COLUMN()-2; [.$B$1]) + 1)) - 2 * CODE(&quot;A&quot;); 26) + CODE(&quot;A&quot;)); &quot;&quot;)" office:value-type="string" office:string-value="S" calcext:value-type="string">
            <text:p>S</text:p>
          </table:table-cell>
          <table:table-cell table:style-name="ce1" table:formula="of:=IF(AND([.P4] &lt;&gt; &quot;&quot;; INDEX([.$B$2:.$Z$2]; 1; MOD(COLUMN()-2; [.$B$1]) + 1) &lt;&gt; &quot;&quot;); CHAR(MOD(CODE([.P4]) + CODE(INDEX([.$B$2:.$Z$2]; 1; MOD(COLUMN()-2; [.$B$1]) + 1)) - 2 * CODE(&quot;A&quot;); 26) + CODE(&quot;A&quot;)); &quot;&quot;)" office:value-type="string" office:string-value="H" calcext:value-type="string">
            <text:p>H</text:p>
          </table:table-cell>
          <table:table-cell table:style-name="ce1" table:formula="of:=IF(AND([.Q4] &lt;&gt; &quot;&quot;; INDEX([.$B$2:.$Z$2]; 1; MOD(COLUMN()-2; [.$B$1]) + 1) &lt;&gt; &quot;&quot;); CHAR(MOD(CODE([.Q4]) + CODE(INDEX([.$B$2:.$Z$2]; 1; MOD(COLUMN()-2; [.$B$1]) + 1)) - 2 * CODE(&quot;A&quot;); 26) + CODE(&quot;A&quot;)); &quot;&quot;)" office:value-type="string" office:string-value="F" calcext:value-type="string">
            <text:p>F</text:p>
          </table:table-cell>
          <table:table-cell table:style-name="ce1" table:formula="of:=IF(AND([.R4] &lt;&gt; &quot;&quot;; INDEX([.$B$2:.$Z$2]; 1; MOD(COLUMN()-2; [.$B$1]) + 1) &lt;&gt; &quot;&quot;); CHAR(MOD(CODE([.R4]) + CODE(INDEX([.$B$2:.$Z$2]; 1; MOD(COLUMN()-2; [.$B$1]) + 1)) - 2 * CODE(&quot;A&quot;); 26) + CODE(&quot;A&quot;)); &quot;&quot;)" office:value-type="string" office:string-value="Y" calcext:value-type="string">
            <text:p>Y</text:p>
          </table:table-cell>
          <table:table-cell table:style-name="ce1" table:formula="of:=IF(AND([.S4] &lt;&gt; &quot;&quot;; INDEX([.$B$2:.$Z$2]; 1; MOD(COLUMN()-2; [.$B$1]) + 1) &lt;&gt; &quot;&quot;); CHAR(MOD(CODE([.S4]) + CODE(INDEX([.$B$2:.$Z$2]; 1; MOD(COLUMN()-2; [.$B$1]) + 1)) - 2 * CODE(&quot;A&quot;); 26) + CODE(&quot;A&quot;)); &quot;&quot;)" office:value-type="string" office:string-value="K" calcext:value-type="string">
            <text:p>K</text:p>
          </table:table-cell>
          <table:table-cell table:style-name="ce1" table:formula="of:=IF(AND([.T4] &lt;&gt; &quot;&quot;; INDEX([.$B$2:.$Z$2]; 1; MOD(COLUMN()-2; [.$B$1]) + 1) &lt;&gt; &quot;&quot;); CHAR(MOD(CODE([.T4]) + CODE(INDEX([.$B$2:.$Z$2]; 1; MOD(COLUMN()-2; [.$B$1]) + 1)) - 2 * CODE(&quot;A&quot;); 26) + CODE(&quot;A&quot;)); &quot;&quot;)" office:value-type="string" office:string-value="L" calcext:value-type="string">
            <text:p>L</text:p>
          </table:table-cell>
          <table:table-cell table:style-name="ce1" table:formula="of:=IF(AND([.U4] &lt;&gt; &quot;&quot;; INDEX([.$B$2:.$Z$2]; 1; MOD(COLUMN()-2; [.$B$1]) + 1) &lt;&gt; &quot;&quot;); CHAR(MOD(CODE([.U4]) + CODE(INDEX([.$B$2:.$Z$2]; 1; MOD(COLUMN()-2; [.$B$1]) + 1)) - 2 * CODE(&quot;A&quot;); 26) + CODE(&quot;A&quot;)); &quot;&quot;)" office:value-type="string" office:string-value="L" calcext:value-type="string">
            <text:p>L</text:p>
          </table:table-cell>
          <table:table-cell table:style-name="ce1" table:formula="of:=IF(AND([.V4] &lt;&gt; &quot;&quot;; INDEX([.$B$2:.$Z$2]; 1; MOD(COLUMN()-2; [.$B$1]) + 1) &lt;&gt; &quot;&quot;); CHAR(MOD(CODE([.V4]) + CODE(INDEX([.$B$2:.$Z$2]; 1; MOD(COLUMN()-2; [.$B$1]) + 1)) - 2 * CODE(&quot;A&quot;); 26) + CODE(&quot;A&quot;)); &quot;&quot;)" office:value-type="string" office:string-value="K" calcext:value-type="string">
            <text:p>K</text:p>
          </table:table-cell>
          <table:table-cell table:style-name="ce1" table:formula="of:=IF(AND([.W4] &lt;&gt; &quot;&quot;; INDEX([.$B$2:.$Z$2]; 1; MOD(COLUMN()-2; [.$B$1]) + 1) &lt;&gt; &quot;&quot;); CHAR(MOD(CODE([.W4]) + CODE(INDEX([.$B$2:.$Z$2]; 1; MOD(COLUMN()-2; [.$B$1]) + 1)) - 2 * CODE(&quot;A&quot;); 26) + CODE(&quot;A&quot;)); &quot;&quot;)" office:value-type="string" office:string-value="I" calcext:value-type="string">
            <text:p>I</text:p>
          </table:table-cell>
          <table:table-cell table:style-name="ce1" table:formula="of:=IF(AND([.X4] &lt;&gt; &quot;&quot;; INDEX([.$B$2:.$Z$2]; 1; MOD(COLUMN()-2; [.$B$1]) + 1) &lt;&gt; &quot;&quot;); CHAR(MOD(CODE([.X4]) + CODE(INDEX([.$B$2:.$Z$2]; 1; MOD(COLUMN()-2; [.$B$1]) + 1)) - 2 * CODE(&quot;A&quot;); 26) + CODE(&quot;A&quot;)); &quot;&quot;)" office:value-type="string" office:string-value="X" calcext:value-type="string">
            <text:p>X</text:p>
          </table:table-cell>
          <table:table-cell table:style-name="ce1" table:formula="of:=IF(AND([.Y4] &lt;&gt; &quot;&quot;; INDEX([.$B$2:.$Z$2]; 1; MOD(COLUMN()-2; [.$B$1]) + 1) &lt;&gt; &quot;&quot;); CHAR(MOD(CODE([.Y4]) + CODE(INDEX([.$B$2:.$Z$2]; 1; MOD(COLUMN()-2; [.$B$1]) + 1)) - 2 * CODE(&quot;A&quot;); 26) + CODE(&quot;A&quot;)); &quot;&quot;)" office:value-type="string" office:string-value="R" calcext:value-type="string">
            <text:p>R</text:p>
          </table:table-cell>
        </table:table-row>
        <table:table-row table:style-name="ro1" table:number-rows-repeated="7">
          <table:table-cell table:number-columns-repeated="25"/>
        </table:table-row>
        <table:table-row table:style-name="ro1">
          <table:table-cell/>
          <table:table-cell table:style-name="ce3" table:number-columns-repeated="18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7">00/00/0000</text:date>, <text:time style:data-style-name="N2" text:time-value="12:43:07.8523594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5T06:11:18.264090527</meta:creation-date>
    <dc:date>2023-12-07T12:53:32.404136316</dc:date>
    <meta:editing-duration>P1DT1H36M47S</meta:editing-duration>
    <meta:editing-cycles>52</meta:editing-cycles>
    <meta:generator>LibreOffice/7.6.3.2$MacOSX_AARCH64 LibreOffice_project/29d686fea9f6705b262d369fede658f824154cc0</meta:generator>
    <meta:document-statistic meta:table-count="1" meta:cell-count="59" meta:object-count="0"/>
  </office:meta>
</office:document-meta>
</file>